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Ubuntu Mono" fo:font-size="10.3999996185303pt" loext:padding="0cm" loext:border="none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Ubuntu Mono" fo:font-size="10.3999996185303pt" style:text-underline-style="solid" style:text-underline-width="auto" style:text-underline-color="font-color" officeooo:rsid="00152f7d" officeooo:paragraph-rsid="00152f7d" loext:padding="0cm" loext:border="none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4" style:family="paragraph" style:parent-style-name="Preformatted_20_Text">
      <style:paragraph-properties fo:margin-top="0cm" fo:margin-bottom="0cm" loext:contextual-spacing="false" fo:padding="0cm" fo:border="none"/>
    </style:style>
    <style:style style:name="P5" style:family="paragraph" style:parent-style-name="Preformatted_20_Text">
      <style:paragraph-properties fo:margin-top="0cm" fo:margin-bottom="0cm" loext:contextual-spacing="false" fo:padding="0cm" fo:border="none"/>
      <style:text-properties style:font-name="Ubuntu Mono" fo:font-size="10.3999996185303pt"/>
    </style:style>
    <style:style style:name="P6" style:family="paragraph" style:parent-style-name="Preformatted_20_Text">
      <style:paragraph-properties fo:margin-top="0cm" fo:margin-bottom="0cm" loext:contextual-spacing="false" fo:padding="0cm" fo:border="none"/>
      <style:text-properties style:font-name="Ubuntu Mono" fo:font-size="10.3999996185303pt" loext:padding="0cm" loext:border="none"/>
    </style:style>
    <style:style style:name="P7" style:family="paragraph" style:parent-style-name="Preformatted_20_Text">
      <style:paragraph-properties fo:margin-top="0cm" fo:margin-bottom="0cm" loext:contextual-spacing="false" fo:padding="0cm" fo:border="none"/>
      <style:text-properties loext:padding="0cm" loext:border="none"/>
    </style:style>
    <style:style style:name="T1" style:family="text">
      <style:text-properties style:font-name="Ubuntu Mono" fo:font-size="10.3999996185303pt"/>
    </style:style>
    <style:style style:name="T2" style:family="text">
      <style:text-properties fo:color="#000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cteria Temperature-Corrected Regressions</text:p>
      <text:p text:style-name="P1"/>
      <text:p text:style-name="P1"><text:bookmark text:name="rstudio_console_output"/>Analysis of Variance Table</text:p>
      <text:p text:style-name="P4"/>
      <text:p text:style-name="P6">Response: GrowthRate</text:p>
      <text:p text:style-name="P7"><text:s text:c="27"/><text:span text:style-name="T1">Df Sum Sq Mean Sq F value <text:s text:c="3"/>Pr(&gt;F) <text:s text:c="3"/></text:span></text:p>
      <text:p text:style-name="P6">AverageVolume <text:s text:c="14"/>1 21.105 21.1051 56.1653 1.297e-11 ***</text:p>
      <text:p text:style-name="P6">Temperature <text:s text:c="16"/>2 22.352 11.1758 29.7413 3.350e-11 ***</text:p>
      <text:p text:style-name="P6">AverageVolume:Temperature <text:s text:c="2"/>2 <text:s/>0.252 <text:s/>0.1261 <text:s/>0.3357 <text:s text:c="3"/>0.7155 <text:s text:c="3"/></text:p>
      <text:p text:style-name="P6">Residuals <text:s text:c="16"/>119 44.716 <text:s/>0.3758 <text:s text:c="21"/></text:p>
      <text:p text:style-name="P6">---</text:p>
      <text:p text:style-name="P6">Signif. codes: <text:s/>0 ‘***’ 0.001 ‘**’ 0.01 ‘*’ 0.05 ‘.’ 0.1 ‘ ’ 1</text:p>
      <text:p text:style-name="P5"><text:span text:style-name="T2">&gt; # Obtain slopes</text:span></text:p>
      <text:p text:style-name="P5"><text:span text:style-name="T2">&gt; m.interaction$coefficients</text:span></text:p>
      <text:p text:style-name="P3"><text:s text:c="25"/><text:span text:style-name="T1">(Intercept) <text:s text:c="23"/>AverageVolume <text:s text:c="15"/>TemperatureMidTemp_GR <text:s text:c="14"/>TemperatureHighTemp_GR </text:span></text:p>
      <text:p text:style-name="P7"><text:s text:c="24"/><text:span text:style-name="T1">-12.63368845 <text:s text:c="25"/>-0.41740925 <text:s text:c="26"/>1.40784224 <text:s text:c="26"/>0.60637047 </text:span></text:p>
      <text:p text:style-name="P7"><text:s/><text:span text:style-name="T1">AverageVolume:TemperatureMidTemp_GR AverageVolume:TemperatureHighTemp_GR </text:span></text:p>
      <text:p text:style-name="P7"><text:s text:c="26"/><text:span text:style-name="T1">0.05147991 <text:s text:c="25"/>-0.03087074 </text:span></text:p>
      <text:p text:style-name="P5"><text:span text:style-name="T2">&gt; m.lst &lt;- lstrends(m.interaction, "Temperature", var="AverageVolume")</text:span></text:p>
      <text:p text:style-name="P5"><text:span text:style-name="T2">&gt; m.lst</text:span></text:p>
      <text:p text:style-name="P3"><text:s/><text:span text:style-name="T1">Temperature AverageVolume.trend <text:s text:c="8"/>SE <text:s/>df <text:s text:c="2"/>lower.CL <text:s text:c="2"/>upper.CL</text:span></text:p>
      <text:p text:style-name="P7"><text:s/><text:span text:style-name="T1">LowTemp_GR <text:s text:c="10"/>-0.4174093 0.11742825 119 -0.6499289 -0.1848896</text:span></text:p>
      <text:p text:style-name="P7"><text:s/><text:span text:style-name="T1">MidTemp_GR <text:s text:c="10"/>-0.3659293 0.07161038 119 -0.5077251 -0.2241336</text:span></text:p>
      <text:p text:style-name="P7"><text:s/><text:span text:style-name="T1">HighTemp_GR <text:s text:c="9"/>-0.4482800 0.07118317 119 -0.5892298 -0.3073302</text:span></text:p>
      <text:p text:style-name="P4"/>
      <text:p text:style-name="P6">Confidence level used: 0.95 </text:p>
      <text:p text:style-name="P5"><text:span text:style-name="T2">&gt; # Compare slopes</text:span></text:p>
      <text:p text:style-name="P5"><text:span text:style-name="T2">&gt; pairs(m.lst)</text:span></text:p>
      <text:p text:style-name="P3"><text:s/><text:span text:style-name="T1">contrast <text:s text:c="19"/>estimate <text:s text:c="7"/>SE <text:s/>df t.ratio p.value</text:span></text:p>
      <text:p text:style-name="P7"><text:s/><text:span text:style-name="T1">LowTemp_GR - MidTemp_GR <text:s/>-0.05147991 0.1375407 119 <text:s/>-0.374 <text:s/>0.9257</text:span></text:p>
      <text:p text:style-name="P7"><text:s/><text:span text:style-name="T1">LowTemp_GR - HighTemp_GR <text:s/>0.03087074 0.1373187 119 <text:s text:c="2"/>0.225 <text:s/>0.9725</text:span></text:p>
      <text:p text:style-name="P7"><text:s/><text:span text:style-name="T1">MidTemp_GR - HighTemp_GR <text:s/>0.08235065 0.1009707 119 <text:s text:c="2"/>0.816 <text:s/>0.6941</text:span></text:p>
      <text:p text:style-name="P4"/>
      <text:p text:style-name="P6">P value adjustment: tukey method for comparing a family of 3 estimates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16:46:55.843362639</meta:creation-date>
    <dc:date>2018-08-15T16:48:43.458916203</dc:date>
    <meta:editing-duration>PT1M48S</meta:editing-duration>
    <meta:editing-cycles>1</meta:editing-cycles>
    <meta:document-statistic meta:table-count="0" meta:image-count="0" meta:object-count="0" meta:page-count="1" meta:paragraph-count="30" meta:word-count="158" meta:character-count="1724" meta:non-whitespace-character-count="1156"/>
    <meta:generator>LibreOffice/5.1.6.2$Linux_X86_64 LibreOffice_project/10m0$Build-2</meta:generator>
  </office:meta>
</office:document-meta>
</file>